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77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400" calcext:value-type="float">
            <text:p>135584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7992400" calcext:value-type="float">
            <text:p>479924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400" calcext:value-type="float" table:number-columns-spanned="2" table:number-rows-spanned="1">
            <text:p>270074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2900" calcext:value-type="float">
            <text:p>34432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</table:table>
      <table:table table:name="11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6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117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7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600" calcext:value-type="float">
            <text:p>135586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0800" calcext:value-type="float">
            <text:p>480008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200" calcext:value-type="float">
            <text:p>13558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1200" calcext:value-type="float">
            <text:p>3444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7" calcext:value-type="string">
            <text:p>№117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200" calcext:value-type="float">
            <text:p>135582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1200" calcext:value-type="float">
            <text:p>344412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8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800" calcext:value-type="float" table:number-columns-spanned="2" table:number-rows-spanned="1">
            <text:p>320018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1300" calcext:value-type="float">
            <text:p>13561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36700" calcext:value-type="float">
            <text:p>344367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8" calcext:value-type="string">
            <text:p>№118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800" calcext:value-type="float">
            <text:p>320018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300" calcext:value-type="float">
            <text:p>135613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36700" calcext:value-type="float">
            <text:p>344367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Для Карат-3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29" office:value-type="float" office:value="100" calcext:value-type="float">
            <text:p>100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08" calcext:value-type="float">
            <text:p>208</text:p>
          </table:table-cell>
        </table:table-row>
        <table:table-row table:style-name="ro3"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-2" calcext:value-type="float">
            <text:p>-2</text:p>
          </table:table-cell>
        </table:table-row>
        <table:table-row table:style-name="ro3"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0" calcext:value-type="float">
            <text:p>70</text:p>
          </table:table-cell>
        </table:table-row>
        <table:table-row table:style-name="ro3"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1105300" calcext:value-type="float">
            <text:p>21105300</text:p>
          </table:table-cell>
        </table:table-row>
        <table:table-row table:style-name="ro3"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1105100" calcext:value-type="float">
            <text:p>21105100</text:p>
          </table:table-cell>
        </table:table-row>
        <table:table-row table:style-name="ro3"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float" office:value="109" calcext:value-type="float">
            <text:p>109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000" calcext:value-type="float">
            <text:p>4000</text:p>
          </table:table-cell>
        </table:table-row>
        <table:table-row table:style-name="ro3" table:number-rows-repeated="104856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Для Карат-3,5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</table:table-row>
        <table:table-row table:style-name="ro6">
          <table:table-cell table:style-name="ce36" office:value-type="string" calcext:value-type="string" table:number-columns-spanned="2" table:number-rows-spanned="1">
            <text:p>№ платы ______</text:p>
          </table:table-cell>
          <table:covered-table-cell table:style-name="ce37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No</text:p>
          </table:table-cell>
        </table:table-row>
        <table:table-row table:style-name="ro3"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08" calcext:value-type="float">
            <text:p>208</text:p>
          </table:table-cell>
        </table:table-row>
        <table:table-row table:style-name="ro3"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-2" calcext:value-type="float">
            <text:p>-2</text:p>
          </table:table-cell>
        </table:table-row>
        <table:table-row table:style-name="ro3"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7007700" calcext:value-type="float">
            <text:p>27007700</text:p>
          </table:table-cell>
        </table:table-row>
        <table:table-row table:style-name="ro3"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3558000" calcext:value-type="float">
            <text:p>13558000</text:p>
          </table:table-cell>
        </table:table-row>
        <table:table-row table:style-name="ro3"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3561000" calcext:value-type="float">
            <text:p>13561000</text:p>
          </table:table-cell>
        </table:table-row>
        <table:table-row table:style-name="ro3"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34441500" calcext:value-type="float">
            <text:p>34441500</text:p>
          </table:table-cell>
        </table:table-row>
        <table:table-row table:style-name="ro3"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4000" calcext:value-type="float">
            <text:p>4000</text:p>
          </table:table-cell>
        </table:table-row>
        <table:table-row table:style-name="ro3"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8000" calcext:value-type="float">
            <text:p>8000</text:p>
          </table:table-cell>
        </table:table-row>
        <table:table-row table:style-name="ro3"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3000" calcext:value-type="float">
            <text:p>13000</text:p>
          </table:table-cell>
        </table:table-row>
        <table:table-row table:style-name="ro3"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20000" calcext:value-type="float">
            <text:p>20000</text:p>
          </table:table-cell>
        </table:table-row>
        <table:table-row table:style-name="ro3" table:number-rows-repeated="104856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06cm" fo:margin-bottom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04T23:15:19.901000000</dc:date>
    <meta:editing-duration>PT7H50M36S</meta:editing-duration>
    <meta:editing-cycles>27</meta:editing-cycles>
    <meta:generator>LibreOffice/7.4.2.3$Windows_X86_64 LibreOffice_project/382eef1f22670f7f4118c8c2dd222ec7ad009daf</meta:generator>
    <meta:print-date>2025-10-24T12:37:49.806000000</meta:print-date>
    <meta:document-statistic meta:table-count="7" meta:cell-count="229" meta:object-count="10"/>
  </office:meta>
</office:document-meta>
</file>